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6000003A297679EA82A5DC082.png" manifest:media-type="image/png"/>
  <manifest:file-entry manifest:full-path="Pictures/10000201000004F80000037BF43C1C3C7BA194F3.png" manifest:media-type="image/png"/>
  <manifest:file-entry manifest:full-path="Pictures/100002010000018F0000009BE2B2064EC2755385.png" manifest:media-type="image/png"/>
  <manifest:file-entry manifest:full-path="Pictures/100002010000078000000416E048BA08AF0A50A4.png" manifest:media-type="image/png"/>
  <manifest:file-entry manifest:full-path="Pictures/10000201000002FE000002685B8DCEF1545AB98D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柔ゴシック Bold1" svg:font-family="'源柔ゴシック Bold'" style:font-pitch="variable"/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641cm, 9.083cm, 8.586cm, 8.695cm)" draw:image-opacity="100%" style:mirror="none"/>
    </style:style>
    <style:style style:name="gr3" style:family="graphic" style:parent-style-name="standard">
      <style:graphic-properties svg:stroke-color="#e74c3c" draw:fill="none" draw:textarea-horizontal-align="justify" draw:textarea-vertical-align="middle" draw:auto-grow-height="false" fo:min-height="0.65cm" fo:min-width="6.9cm"/>
    </style:style>
    <style:style style:name="gr4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1.085cm" fo:min-width="7.749cm"/>
    </style:style>
    <style:style style:name="gr5" style:family="graphic" style:parent-style-name="塗りつぶしなし線なしオブジェクト">
      <style:graphic-properties draw:stroke="none" draw:fill="none" draw:textarea-vertical-align="middle" draw:shadow="hidden" draw:shadow-color="#95a5a6" draw:shadow-opacity="75%" draw:color-mode="standard" draw:luminance="0%" draw:contrast="0%" draw:gamma="100%" draw:red="0%" draw:green="0%" draw:blue="0%" fo:clip="rect(0cm, 16.827cm, 0cm, 0cm)" draw:image-opacity="100%" style:mirror="none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.291cm, 0.431cm, 0.286cm, 0.325cm)" draw:image-opacity="100%" style:mirror="none"/>
    </style:style>
    <style:style style:name="gr7" style:family="graphic" style:parent-style-name="standard">
      <style:graphic-properties svg:stroke-color="#dff2d8" draw:stroke-linejoin="miter" draw:textarea-horizontal-align="justify" draw:textarea-vertical-align="middle" draw:auto-grow-height="false" fo:min-height="1.548cm" fo:min-width="1.401cm"/>
    </style:style>
    <style:style style:name="gr8" style:family="graphic" style:parent-style-name="title">
      <style:graphic-properties draw:auto-grow-height="true" draw:auto-grow-width="true" fo:min-height="2.173cm" fo:min-width="7.77cm"/>
    </style:style>
    <style:style style:name="gr9" style:family="graphic" style:parent-style-name="Color5">
      <style:graphic-properties draw:stroke="none" svg:stroke-width="0.2cm" svg:stroke-color="#dff2d8" draw:marker-start-width="0.65cm" draw:marker-end-width="0.65cm" draw:fill="solid" draw:fill-color="#ced097" draw:textarea-vertical-align="middle" draw:auto-grow-height="false" fo:min-height="3.674cm" fo:min-width="19.408cm" fo:padding-top="0.175cm" fo:padding-bottom="0.175cm" fo:padding-left="0.3cm" fo:padding-right="0.3cm"/>
    </style:style>
    <style:style style:name="gr10" style:family="graphic" style:parent-style-name="本文Color1">
      <style:graphic-properties fo:min-height="1.085cm"/>
    </style:style>
    <style:style style:name="gr11" style:family="graphic" style:parent-style-name="Color1">
      <style:graphic-properties draw:fill-color="#ffffff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383cm" fo:min-width="0.8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486cm"/>
    </style:style>
    <style:style style:name="gr15" style:family="graphic" style:parent-style-name="objectwithoutfill">
      <style:graphic-properties svg:stroke-width="0.159cm" svg:stroke-color="#ffffff" draw:marker-start-width="0.439cm" draw:marker-end="Arrow" draw:marker-end-width="0.389cm" draw:fill="none" draw:textarea-vertical-align="middle" fo:padding-top="0.155cm" fo:padding-bottom="0.155cm" fo:padding-left="0.28cm" fo:padding-right="0.28cm"/>
    </style:style>
    <style:style style:name="gr16" style:family="graphic" style:parent-style-name="Color1">
      <style:graphic-properties draw:textarea-vertical-align="middle" draw:auto-grow-height="false" fo:min-height="5.654cm" fo:min-width="8.562cm"/>
    </style:style>
    <style:style style:name="gr1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.456cm, 0cm)" draw:image-opacity="100%" style:mirror="none"/>
    </style:style>
    <style:style style:name="gr18" style:family="graphic" style:parent-style-name="objectwithoutfill">
      <style:graphic-properties svg:stroke-width="0.159cm" svg:stroke-color="#e74c3c" draw:marker-start-width="0.438cm" draw:marker-end-width="0.438cm" draw:textarea-vertical-align="middle" draw:auto-grow-height="false" fo:min-height="0.774cm" fo:min-width="0.479cm" fo:padding-top="0.154cm" fo:padding-bottom="0.154cm" fo:padding-left="0.279cm" fo:padding-right="0.2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title">
      <style:graphic-properties draw:auto-grow-height="true" draw:auto-grow-width="true" fo:min-height="2.173cm" fo:min-width="3.6cm"/>
    </style:style>
    <style:style style:name="gr21" style:family="graphic" style:parent-style-name="title">
      <style:graphic-properties draw:auto-grow-height="true" draw:auto-grow-width="true" fo:min-height="2.173cm" fo:min-width="5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8.524cm"/>
    </style:style>
    <style:style style:name="gr23" style:family="graphic" style:parent-style-name="standard">
      <style:graphic-properties draw:stroke="none" draw:fill-color="#f1c40f" draw:textarea-horizontal-align="justify" draw:textarea-vertical-align="middle" draw:auto-grow-height="false" fo:min-height="2.81cm" fo:min-width="1.934cm"/>
    </style:style>
    <style:style style:name="gr24" style:family="graphic" style:parent-style-name="standard">
      <style:graphic-properties draw:stroke="none" draw:fill-color="#e67e22" draw:textarea-horizontal-align="justify" draw:textarea-vertical-align="middle" draw:auto-grow-height="false" fo:min-height="2.81cm" fo:min-width="1.934cm"/>
    </style:style>
    <style:style style:name="gr25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26" style:family="graphic" style:parent-style-name="standard">
      <style:graphic-properties draw:stroke="none" draw:fill-color="#1abdc3" draw:textarea-horizontal-align="justify" draw:textarea-vertical-align="middle" draw:auto-grow-height="false" fo:min-height="2.81cm" fo:min-width="1.934cm"/>
    </style:style>
    <style:style style:name="gr27" style:family="graphic" style:parent-style-name="standard">
      <style:graphic-properties draw:stroke="none" draw:fill-color="#7a6263" draw:textarea-horizontal-align="justify" draw:textarea-vertical-align="middle" draw:auto-grow-height="false" fo:min-height="1.872cm" fo:min-width="1.82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10.1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11.855cm"/>
    </style:style>
    <style:style style:name="gr30" style:family="graphic" style:parent-style-name="standard">
      <style:graphic-properties draw:stroke="solid" svg:stroke-color="#ced097" draw:fill-color="#ced097" draw:textarea-horizontal-align="justify" draw:textarea-vertical-align="middle" draw:auto-grow-height="false" fo:min-height="2.81cm" fo:min-width="1.934cm"/>
    </style:style>
    <style:style style:name="gr31" style:family="graphic" style:parent-style-name="standard">
      <style:graphic-properties draw:stroke="none" draw:fill-color="#1abdc3" draw:textarea-horizontal-align="justify" draw:textarea-vertical-align="middle" draw:auto-grow-height="false" fo:min-height="1.872cm" fo:min-width="1.822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452cm" fo:min-width="1.3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7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5.496cm"/>
    </style:style>
    <style:style style:name="gr36" style:family="graphic" style:parent-style-name="text">
      <style:graphic-properties fo:min-height="2.959cm"/>
    </style:style>
    <style:style style:name="gr3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585cm, 2.554cm, 3.482cm, 2.754cm)" draw:image-opacity="100%" style:mirror="none"/>
    </style:style>
    <style:style style:name="gr38" style:family="graphic" style:parent-style-name="standard">
      <style:graphic-properties draw:stroke="none" svg:stroke-color="#000000" draw:fill="solid" draw:fill-color="#ffffff" draw:opacity="90%" draw:textarea-horizontal-align="left" draw:auto-grow-height="true" draw:auto-grow-width="true" fo:min-height="1.085cm" fo:min-width="1.5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2.3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.551cm"/>
    </style:style>
    <style:style style:name="gr41" style:family="graphic" style:parent-style-name="headline">
      <style:graphic-properties draw:auto-grow-height="true" draw:auto-grow-width="true" fo:min-height="1.182cm" fo:min-width="5.082cm"/>
    </style:style>
    <style:style style:name="gr42" style:family="graphic" style:parent-style-name="見出し枠">
      <style:graphic-properties fo:min-height="1.182cm"/>
    </style:style>
    <style:style style:name="gr43" style:family="graphic" style:parent-style-name="見出し枠">
      <style:graphic-properties draw:auto-grow-height="true" draw:auto-grow-width="true" fo:min-height="1.182cm" fo:min-width="3.389cm"/>
    </style:style>
    <style:style style:name="gr44" style:family="graphic" style:parent-style-name="headline">
      <style:graphic-properties draw:auto-grow-height="true" draw:auto-grow-width="true" fo:min-height="1.182cm" fo:min-width="1.695cm"/>
    </style:style>
    <style:style style:name="gr45" style:family="graphic" style:parent-style-name="standard">
      <style:graphic-properties svg:stroke-width="0.1cm" svg:stroke-color="#ffffff" draw:marker-start-width="0.35cm" draw:marker-end-width="0.35cm" draw:textarea-vertical-align="middle" fo:padding-top="0.125cm" fo:padding-bottom="0.125cm" fo:padding-left="0.25cm" fo:padding-right="0.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2.397cm"/>
    </style:style>
    <style:style style:name="pr1" style:family="presentation" style:parent-style-name="Title-title">
      <style:graphic-properties fo:min-height="6.517cm"/>
    </style:style>
    <style:style style:name="pr2" style:family="presentation" style:parent-style-name="Title-subtitle">
      <style:graphic-properties draw:fill-color="#ffffff" draw:auto-grow-height="true" fo:min-height="5.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2.7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Title-title">
      <style:graphic-properties draw:auto-grow-height="true" fo:min-height="3.505cm"/>
    </style:style>
    <style:style style:name="pr9" style:family="presentation" style:parent-style-name="Title-notes">
      <style:graphic-properties draw:fill-color="#ffffff" fo:min-height="13.364cm"/>
    </style:style>
    <style:style style:name="pr10" style:family="presentation" style:parent-style-name="Default-outline1">
      <style:graphic-properties draw:fit-to-size="false" style:shrink-to-fit="false" style:protect="position size"/>
    </style:style>
    <style:style style:name="pr11" style:family="presentation" style:parent-style-name="Default-title">
      <style:graphic-properties fo:min-height="3.505cm"/>
    </style:style>
    <style:style style:name="pr12" style:family="presentation" style:parent-style-name="Default-notes">
      <style:graphic-properties fo:min-height="13.364cm"/>
    </style:style>
    <style:style style:name="pr13" style:family="presentation" style:parent-style-name="Title-title">
      <style:graphic-properties fo:min-height="3.505cm"/>
    </style:style>
    <style:style style:name="co1" style:family="table-column">
      <style:table-column-properties style:column-width="6.996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1.345cm"/>
    </style:style>
    <style:style style:name="ce1" style:family="table-cell">
      <loext:graphic-properties draw:fill-color="#1abdc3"/>
      <style:paragraph-properties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2" style:family="table-cell">
      <loext:graphic-properties draw:fill-color="#1abdc3"/>
      <style:paragraph-properties fo:text-align="center"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3" style:family="table-cell">
      <loext:graphic-properties draw:fill-color="#1abdc3"/>
      <style:paragraph-properties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4" style:family="table-cell">
      <loext:graphic-properties draw:fill-color="#1abdc3"/>
      <style:paragraph-properties fo:text-align="center"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5" style:family="table-cell">
      <loext:graphic-properties draw:fill-color="#1abdc3"/>
      <style:paragraph-properties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6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7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ce8" style:family="table-cell">
      <loext:graphic-properties draw:fill-color="#1abdc3"/>
      <style:paragraph-properties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9" style:family="table-cell">
      <loext:graphic-properties draw:fill-color="#1abdc3"/>
      <style:paragraph-properties fo:text-align="center"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0" style:family="table-cell">
      <loext:graphic-properties draw:fill-color="#1abdc3"/>
      <style:paragraph-properties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1" style:family="table-cell">
      <loext:graphic-properties draw:fill-color="#1abdc3"/>
      <style:paragraph-properties fo:text-align="center"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80%"/>
      <style:text-properties fo:color="#e74c3c"/>
    </style:style>
    <style:style style:name="P5" style:family="paragraph">
      <style:paragraph-properties fo:text-align="center"/>
    </style:style>
    <style:style style:name="P6" style:family="paragraph">
      <style:text-properties fo:color="#ffffff" fo:font-weight="normal" style:font-size-asian="44pt"/>
    </style:style>
    <style:style style:name="P7" style:family="paragraph">
      <loext:graphic-properties draw:fill="solid" draw:fill-color="#ced097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源柔ゴシック Heavy" fo:font-weight="900" style:font-name-asian="源柔ゴシック Heavy" style:font-size-asian="22pt" style:font-weight-asian="900" style:font-size-complex="1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style:font-size-asian="22pt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.8cm" fo:margin-bottom="0cm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style:text-properties style:font-size-asian="44pt"/>
    </style:style>
    <style:style style:name="P17" style:family="paragraph">
      <loext:graphic-properties draw:fill="none" draw:fill-color="#ffffff"/>
      <style:text-properties style:font-size-asian="22pt"/>
    </style:style>
    <style:style style:name="P18" style:family="paragraph">
      <loext:graphic-properties draw:fill-color="#f1c40f"/>
      <style:paragraph-properties fo:text-align="center"/>
    </style:style>
    <style:style style:name="P19" style:family="paragraph">
      <loext:graphic-properties draw:fill-color="#e67e22"/>
      <style:paragraph-properties fo:text-align="center"/>
    </style:style>
    <style:style style:name="P20" style:family="paragraph">
      <loext:graphic-properties draw:fill-color="#1abdc3"/>
      <style:paragraph-properties fo:text-align="center"/>
    </style:style>
    <style:style style:name="P21" style:family="paragraph">
      <loext:graphic-properties draw:fill-color="#7a6263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style:font-size-asian="22pt"/>
    </style:style>
    <style:style style:name="P23" style:family="paragraph">
      <loext:graphic-properties draw:fill-color="#ced097"/>
      <style:paragraph-properties fo:text-align="center"/>
    </style:style>
    <style:style style:name="P24" style:family="paragraph">
      <loext:graphic-properties draw:fill="none" draw:fill-color="#ffffff"/>
      <style:text-properties fo:font-size="22pt"/>
    </style:style>
    <style:style style:name="P25" style:family="paragraph">
      <style:paragraph-properties fo:margin-top="0.7cm" fo:margin-bottom="0cm"/>
    </style:style>
    <style:style style:name="P26" style:family="paragraph">
      <style:paragraph-properties fo:text-align="center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P27" style:family="paragraph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28" style:family="paragraph">
      <style:paragraph-properties fo:text-align="center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29" style:family="paragraph">
      <style:paragraph-properties fo:text-align="center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P30" style:family="paragraph">
      <style:text-properties fo:font-size="22pt"/>
    </style:style>
    <style:style style:name="P31" style:family="paragraph">
      <loext:graphic-properties draw:fill="solid" draw:fill-color="#ffffff" draw:opacity="90%"/>
      <style:text-properties fo:color="#e74c3c"/>
    </style:style>
    <style:style style:name="P32" style:family="paragraph">
      <loext:graphic-properties draw:fill="none" draw:fill-color="#ffffff"/>
      <style:text-properties fo:color="#e74c3c"/>
    </style:style>
    <style:style style:name="P33" style:family="paragraph">
      <style:paragraph-properties fo:margin-top="0.3cm" fo:margin-bottom="0cm"/>
    </style:style>
    <style:style style:name="P34" style:family="paragraph">
      <style:paragraph-properties fo:margin-top="0.1cm" fo:margin-bottom="0cm"/>
    </style:style>
    <style:style style:name="T1" style:family="text">
      <style:text-properties fo:font-size="24pt" fo:letter-spacing="-0.035cm" fo:font-weight="normal" style:font-size-asian="24pt" style:font-weight-asian="normal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e74c3c"/>
    </style:style>
    <style:style style:name="T4" style:family="text">
      <style:text-properties fo:color="#ffffff" fo:font-weight="normal" style:font-size-asian="44pt"/>
    </style:style>
    <style:style style:name="T5" style:family="text">
      <style:text-properties fo:color="#ffffff" style:font-name="源柔ゴシック Heavy" fo:font-weight="900" style:font-name-asian="源柔ゴシック Heavy" style:font-size-asian="22pt" style:font-weight-asian="900" style:font-size-complex="18pt"/>
    </style:style>
    <style:style style:name="T6" style:family="text">
      <style:text-properties fo:font-size="20pt" style:font-size-asian="20pt" style:font-size-complex="16pt"/>
    </style:style>
    <style:style style:name="T7" style:family="text">
      <style:text-properties fo:font-size="48pt" style:font-size-asian="48pt" style:font-size-complex="40pt"/>
    </style:style>
    <style:style style:name="T8" style:family="text">
      <style:text-properties fo:font-size="32pt" fo:letter-spacing="-0.035cm" fo:font-weight="normal" style:font-size-asian="32pt" style:font-weight-asian="normal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源柔ゴシック Bold1" fo:font-size="36pt" style:text-underline-style="solid" style:text-underline-width="auto" style:text-underline-color="font-color" style:font-name-asian="源柔ゴシック Bold1" style:font-size-asian="36pt" style:font-size-complex="3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size-asian="44pt"/>
    </style:style>
    <style:style style:name="T13" style:family="text">
      <style:text-properties style:font-size-asian="22pt"/>
    </style:style>
    <style:style style:name="T14" style:family="text">
      <style:text-properties fo:font-size="24pt" style:font-size-asian="24pt" style:font-size-complex="20pt"/>
    </style:style>
    <style:style style:name="T15" style:family="text">
      <style:text-properties fo:color="#ffffff" style:font-name="源柔ゴシック Bold" fo:font-size="26pt" fo:font-style="normal" fo:font-weight="bold" style:font-name-asian="源柔ゴシック Bold" style:font-size-asian="22pt" style:font-weight-asian="bold" style:font-size-complex="22pt"/>
    </style:style>
    <style:style style:name="T16" style:family="text"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T17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T18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T19" style:family="text">
      <style:text-properties fo:color="#ffffff" style:font-name="源柔ゴシック Bold" fo:font-size="20pt" fo:font-style="normal" fo:font-weight="bold" style:font-name-asian="源柔ゴシック Bold" style:font-size-asian="20pt" style:font-weight-asian="bold" style:font-size-complex="16pt"/>
    </style:style>
    <style:style style:name="T20" style:family="text">
      <style:text-properties fo:font-size="16pt" style:font-size-asian="16pt" style:font-size-complex="14pt"/>
    </style:style>
    <style:style style:name="T2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6.517cm" svg:x="1.401cm" svg:y="7.389cm" presentation:class="title" presentation:user-transformed="true">
          <draw:text-box>
            <text:p>スタイルを使って作る<text:line-break/>LibreOffice Writer美文書作成<text:line-break/>ハンズオン</text:p>
          </draw:text-box>
        </draw:frame>
        <draw:frame presentation:style-name="pr2" draw:text-style-name="P1" draw:layer="layout" svg:width="25.2cm" svg:height="5.5cm" svg:x="1.4cm" svg:y="13.1cm" presentation:class="subtitle">
          <draw:text-box>
            <text:p><text:span text:style-name="T1">オープンソースカンファレンス</text:span><text:span text:style-name="T2">2018 Tokyo/Fall</text:span></text:p>
            <text:p><text:span text:style-name="T2">講師：のがたじゅ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学ぶこと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2">
              <text:list-item>
                <text:p>スタイルを利用するための基礎知識</text:p>
              </text:list-item>
              <text:list-item>
                <text:p>実際にスタイルを使った文書を作成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今日使うファイルはこちらから</text:p>
          </draw:text-box>
        </draw:frame>
        <draw:frame presentation:style-name="pr5" draw:layer="layout" svg:width="25.2cm" svg:height="5cm" svg:x="1.4cm" svg:y="5cm" presentation:class="outline" presentation:user-transformed="true">
          <draw:text-box>
            <text:list text:style-name="L2">
              <text:list-item>
                <text:p>https://github.com/nogajun/libreofficekaigi2018-handson</text:p>
              </text:list-item>
            </text:list>
          </draw:text-box>
        </draw:frame>
        <draw:frame draw:style-name="gr2" draw:text-style-name="P3" draw:layer="layout" svg:width="21.606cm" svg:height="11.414cm" svg:x="3.197cm" svg:y="8.4cm">
          <draw:image xlink:href="Pictures/100002010000078000000416E048BA08AF0A50A4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0.9cm" svg:x="16.8cm" svg:y="17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249cm" svg:height="1.335cm" svg:x="16.4cm" svg:y="18.9cm">
          <draw:text-box>
            <text:p><text:span text:style-name="T3">ダウンロードはこち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作るもの</text:p>
          </draw:text-box>
        </draw:frame>
        <draw:frame draw:style-name="gr5" draw:text-style-name="P3" draw:layer="layout" svg:width="11.414cm" svg:height="16cm" svg:x="15.386cm" svg:y="4.568cm">
          <draw:image xlink:href="Pictures/10000201000004F80000037BF43C1C3C7BA194F3.png" xlink:type="simple" xlink:show="embed" xlink:actuate="onLoad" loext:mime-type="image/png">
            <text:p/>
          </draw:image>
        </draw:frame>
        <draw:frame draw:style-name="gr6" draw:text-style-name="P3" draw:layer="layout" svg:width="11.456cm" svg:height="16.02cm" svg:x="1.056cm" svg:y="4.558cm">
          <draw:image xlink:href="Pictures/10000201000002A6000003A297679EA82A5DC082.png" xlink:type="simple" xlink:show="embed" xlink:actuate="onLoad" loext:mime-type="image/png">
            <text:p/>
          </draw:image>
        </draw:frame>
        <draw:custom-shape draw:style-name="gr7" draw:text-style-name="P5" draw:layer="layout" svg:width="2.172cm" svg:height="3.594cm" svg:x="12.88cm" svg:y="10.771cm">
          <text:p/>
          <draw:enhanced-geometry svg:viewBox="0 0 21600 21600" draw:text-areas="0 ?f0 ?f5 ?f2" draw:type="right-arrow" draw:modifiers="9433.22595490106 4950.87621696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スタイルを使った文書を作ろう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が管理しているもの</text:p>
          </draw:text-box>
        </draw:frame>
        <draw:frame presentation:style-name="pr10" draw:layer="layout" svg:width="25.2cm" svg:height="6.8cm" svg:x="1.4cm" svg:y="5cm" presentation:class="outline" presentation:user-transformed="true">
          <draw:text-box>
            <text:list text:style-name="L2">
              <text:list-item>
                <text:p>見出しや段落といった各部分の「意味」</text:p>
              </text:list-item>
              <text:list-item>
                <text:p>色や大きさといった「書式」</text:p>
              </text:list-item>
            </text:list>
          </draw:text-box>
        </draw:frame>
        <draw:frame draw:style-name="gr8" draw:text-style-name="P6" draw:layer="layout" svg:width="8.27cm" svg:height="2.423cm" svg:x="15.057cm" svg:y="17.739cm">
          <draw:text-box>
            <text:p><text:span text:style-name="T4">焼肉放浪記</text:span></text:p>
          </draw:text-box>
        </draw:frame>
        <draw:custom-shape draw:style-name="gr9" draw:text-style-name="P7" draw:layer="layout" svg:width="20.184cm" svg:height="4.1cm" svg:x="3.13cm" svg:y="11.426cm">
          <text:p/>
          <draw:enhanced-geometry svg:viewBox="0 0 21600 21600" draw:path-stretchpoint-x="10800" draw:path-stretchpoint-y="10800" draw:text-areas="?f3 ?f4 ?f5 ?f6" draw:type="round-rectangle" draw:modifiers="1591.87227866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.051cm" svg:height="1.335cm" svg:x="7.075cm" svg:y="11.435cm">
          <draw:text-box>
            <text:p>書式</text:p>
          </draw:text-box>
        </draw:frame>
        <draw:frame draw:style-name="gr10" draw:text-style-name="P5" draw:layer="layout" svg:width="4.541cm" svg:height="1.335cm" svg:x="17.354cm" svg:y="11.435cm">
          <draw:text-box>
            <text:p text:style-name="P5">意味付け</text:p>
          </draw:text-box>
        </draw:frame>
        <draw:custom-shape draw:style-name="gr11" draw:text-style-name="P1" draw:layer="layout" svg:width="9.4cm" svg:height="2.549cm" svg:x="3.4cm" svg:y="12.693cm">
          <text:p>フォント：源柔ゴシック</text:p>
          <text:p>色：白色、サイズ：44pt</text:p>
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.382cm" svg:height="2.549cm" svg:x="16.433cm" svg:y="12.693cm">
          <text:p>段落スタイル<text:line-break/>役割：タイトル</text:p>
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3.601cm" svg:height="1.335cm" svg:x="11.646cm" svg:y="10.291cm">
          <draw:text-box>
            <text:p><text:span text:style-name="T5">スタイル</text:span></text:p>
          </draw:text-box>
        </draw:frame>
        <draw:custom-shape draw:style-name="gr13" draw:text-style-name="P9" draw:layer="layout" svg:width="2.537cm" svg:height="2.295cm" svg:x="18.006cm" svg:y="15.626cm">
          <text:p/>
          <draw:enhanced-geometry svg:viewBox="0 0 21600 21600" draw:text-areas="?f0 0 ?f2 ?f5" draw:type="down-arrow" draw:modifiers="9939.28714457349 5029.787234042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8.986cm" svg:height="1.237cm" svg:x="14.626cm" svg:y="19.743cm">
          <draw:text-box>
            <text:p><text:span text:style-name="T6">（タイトルだったのか…）</text:span></text:p>
          </draw:text-box>
        </draw:frame>
        <draw:line draw:style-name="gr15" draw:text-style-name="P3" draw:layer="layout" svg:x1="12.889cm" svg:y1="13.932cm" svg:x2="16.348cm" svg:y2="13.932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.505cm" svg:x="1.4cm" svg:y="0.837cm" presentation:class="title" presentation:user-transformed="true">
          <draw:text-box>
            <text:p>文書作成にスタイルを使う理由</text:p>
          </draw:text-box>
        </draw:frame>
        <draw:frame presentation:style-name="pr5" draw:layer="layout" svg:width="25.2cm" svg:height="6.691cm" svg:x="1.4cm" svg:y="5cm" presentation:class="outline" presentation:user-transformed="true">
          <draw:text-box>
            <text:list text:style-name="L2">
              <text:list-item>
                <text:p xml:id="id6" text:id="id6">書式（見た目）のコントロールのため</text:p>
              </text:list-item>
              <text:list-item>
                <text:p xml:id="id7" text:id="id7">文書を構造化するため</text:p>
              </text:list-item>
              <text:list-item>
                <text:p xml:id="id8" text:id="id8">それがLibreOfficeのやり方だから</text:p>
              </text:list-item>
            </text:list>
          </draw:text-box>
        </draw:frame>
        <draw:custom-shape draw:style-name="gr16" draw:text-style-name="P11" xml:id="id9" draw:id="id9" draw:layer="layout" svg:width="12.876cm" svg:height="8.388cm" svg:x="14.346cm" svg:y="11.691cm">
          <text:p text:style-name="P5"><text:span text:style-name="T7">どういう</text:span></text:p>
          <text:p text:style-name="P5"><text:span text:style-name="T7">意味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922.5906655277 23489.9034449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書式（見た目）のコントロール</text:p>
          </draw:text-box>
        </draw:frame>
        <draw:frame presentation:style-name="Default-outline1" draw:layer="layout" svg:width="25.2cm" svg:height="10.975cm" svg:x="1.4cm" svg:y="5cm" presentation:class="outline" presentation:user-transformed="true">
          <draw:text-box>
            <text:list text:style-name="L2">
              <text:list-item>
                <text:p>たとえば注意を引きたい部分を赤色にしたい</text:p>
                <text:list>
                  <text:list-item>
                    <text:p text:style-name="P12">うっかり違う色の赤を使ってしまった！</text:p>
                  </text:list-item>
                  <text:list-item>
                    <text:p text:style-name="P13">フォントを変えてしまった！などなど</text:p>
                  </text:list-item>
                </text:list>
              </text:list-item>
              <text:list-item>
                <text:p text:style-name="P14"><text:span text:style-name="T8">スタイルにまとめれば</text:span>揺れなく一括指定できます</text:p>
                <text:list>
                  <text:list-item>
                    <text:p text:style-name="P12">水やりモードを使えばワンクリックで指定できます</text:p>
                  </text:list-item>
                  <text:list-item>
                    <text:p text:style-name="P13">作ったスタイルは使い回せます（Writer）</text:p>
                  </text:list-item>
                </text:list>
              </text:list-item>
            </text:list>
          </draw:text-box>
        </draw:frame>
        <draw:g>
          <draw:frame draw:style-name="gr17" draw:text-style-name="P3" draw:layer="layout" svg:width="12.615cm" svg:height="4.354cm" svg:x="7.693cm" svg:y="16.035cm">
            <draw:image xlink:href="Pictures/100002010000018F0000009BE2B2064EC2755385.png" xlink:type="simple" xlink:show="embed" xlink:actuate="onLoad" loext:mime-type="image/png">
              <text:p/>
            </draw:image>
          </draw:frame>
          <draw:custom-shape draw:style-name="gr18" draw:text-style-name="P5" draw:layer="layout" svg:width="1.037cm" svg:height="1.082cm" svg:x="16.873cm" svg:y="17.3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文書を構造化するため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「文書の構造化」ってなに？</text:p>
                <text:list>
                  <text:list-item>
                    <text:p text:style-name="P12">文書の各部分に見出しや本文といった役割を<text:line-break/>指定すること（意味付けをする）</text:p>
                  </text:list-item>
                </text:list>
              </text:list-item>
              <text:list-item>
                <text:p>意味付けをするとどうなるの？</text:p>
                <text:list>
                  <text:list-item>
                    <text:p text:style-name="P12">電子文書としてコンピュータ上で処理するとき、<text:line-break/>適切な処理が期待できます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2cm" svg:height="2.025cm" svg:x="2.021cm" svg:y="15.874cm">
          <draw:text-box>
            <text:p xml:id="id10" text:id="id10"><text:span text:style-name="T9">→</text:span><text:span text:style-name="T9">つまり </text:span><text:span text:style-name="T10">相互運用性が上がる</text:span><text:span text:style-name="T9"> てことです！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なぜ相互運用性が上がるの？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文字を太字（文字の装飾）にしただけでは<text:line-break/>見出しか強調かわかりません</text:p>
              </text:list-item>
              <text:list-item>
                <text:p text:style-name="P14">各部分に意味付けをすれば作った人の意図が<text:line-break/>反映できます</text:p>
                <text:list>
                  <text:list-item>
                    <text:p text:style-name="P12">「見出し」と指定されていれば見出しとして<text:line-break/>処理されることが<text:span text:style-name="T11">期待</text:span>できます</text:p>
                  </text:list-item>
                </text:list>
              </text:list-item>
            </text:list>
          </draw:text-box>
        </draw:frame>
        <draw:frame draw:style-name="gr20" draw:text-style-name="P16" draw:layer="layout" svg:width="4.1cm" svg:height="2.423cm" svg:x="9.5cm" svg:y="16.389cm">
          <draw:text-box>
            <text:p><text:span text:style-name="T12">強調</text:span></text:p>
          </draw:text-box>
        </draw:frame>
        <draw:frame draw:style-name="gr21" draw:text-style-name="P16" draw:layer="layout" svg:width="5.7cm" svg:height="2.423cm" svg:x="13.9cm" svg:y="16.389cm">
          <draw:text-box>
            <text:p><text:span text:style-name="T12">見出し</text:span></text:p>
          </draw:text-box>
        </draw:frame>
        <draw:frame draw:style-name="gr22" draw:text-style-name="P17" draw:layer="layout" svg:width="9.024cm" svg:height="1.335cm" svg:x="9.588cm" svg:y="18.8cm">
          <draw:text-box>
            <text:p><text:span text:style-name="T13">違いを判別できますか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.505cm" svg:x="1.4cm" svg:y="0.837cm" presentation:class="title" presentation:user-transformed="true">
          <draw:text-box>
            <text:p>互換性と相互運用性</text:p>
          </draw:text-box>
        </draw:frame>
        <draw:frame presentation:style-name="pr5" draw:layer="layout" svg:width="25.2cm" svg:height="4.4cm" svg:x="1.4cm" svg:y="5cm" presentation:class="outline" presentation:user-transformed="true">
          <draw:text-box>
            <text:list text:style-name="L2">
              <text:list-item>
                <text:p>互換性：違いを考慮<text:span text:style-name="T11">せず</text:span>に利用できる</text:p>
              </text:list-item>
              <text:list-item>
                <text:p text:style-name="P12">相互運用性：違いを考慮<text:span text:style-name="T11">して</text:span>利用できる</text:p>
              </text:list-item>
            </text:list>
          </draw:text-box>
        </draw:frame>
        <draw:custom-shape draw:style-name="gr23" draw:text-style-name="P18" draw:layer="layout" svg:width="4cm" svg:height="4cm" svg:x="0.626cm" svg:y="11.7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4" draw:text-style-name="P19" draw:layer="layout" svg:width="4cm" svg:height="4cm" svg:x="2.974cm" svg:y="15.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custom-shape draw:style-name="gr25" draw:text-style-name="P5" draw:layer="layout" svg:width="5cm" svg:height="5cm" svg:x="9.8cm" svg:y="13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0" draw:layer="layout" svg:width="4cm" svg:height="4cm" svg:x="10.3cm" svg:y="13.6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27" draw:text-style-name="P21" draw:layer="layout" svg:width="3.2cm" svg:height="3cm" svg:x="23.6cm" svg:y="14.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8" draw:text-style-name="P17" draw:layer="layout" svg:width="10.662cm" svg:height="1.692cm" svg:x="1.349cm" svg:y="10.415cm">
          <draw:text-box>
            <text:p><text:span text:style-name="T14">互換性（そのまま使える）</text:span></text:p>
          </draw:text-box>
        </draw:frame>
        <draw:frame draw:style-name="gr29" draw:text-style-name="P22" draw:layer="layout" svg:width="12.355cm" svg:height="1.542cm" svg:x="15.401cm" svg:y="10.49cm">
          <draw:text-box>
            <text:p text:style-name="P5"><text:span text:style-name="T14">相互運用性（考慮して使える）</text:span></text:p>
          </draw:text-box>
        </draw:frame>
        <draw:g>
          <draw:custom-shape draw:style-name="gr30" draw:text-style-name="P23" draw:layer="layout" svg:width="4cm" svg:height="4cm" svg:x="17.8cm" svg:y="13.6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31" draw:text-style-name="P20" draw:layer="layout" svg:width="3.2cm" svg:height="3cm" svg:x="18.2cm" svg:y="14.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style-name="gr32" draw:text-style-name="P5" draw:layer="layout" svg:width="1.2cm" svg:height="1.2cm" svg:x="22cm" svg:y="1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0.6411323896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2.2cm" svg:height="1.4cm" svg:x="15.2cm" svg:y="14.9cm">
          <text:p/>
          <draw:enhanced-geometry svg:viewBox="0 0 21600 21600" draw:text-areas="?f7 ?f0 21600 ?f2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4" draw:layer="layout" svg:width="4.224cm" svg:height="1.335cm" svg:x="17.894cm" svg:y="17.665cm">
          <draw:text-box>
            <text:p><text:span text:style-name="T6">差を埋める</text:span></text:p>
          </draw:text-box>
        </draw:frame>
        <draw:custom-shape draw:style-name="gr33" draw:text-style-name="P5" draw:layer="layout" svg:width="2.2cm" svg:height="1.4cm" svg:x="6.6cm" svg:y="14.9cm">
          <text:p/>
          <draw:enhanced-geometry svg:viewBox="0 0 21600 21600" draw:mirror-horizontal="true" draw:text-areas="?f7 ?f0 21600 ?f2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10" draw:layer="layout" svg:width="15.996cm" svg:height="1.335cm" svg:x="6.002cm" svg:y="19.665cm">
          <draw:text-box>
            <text:p>似ていますが意味が違うので注意しましょう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それがLibreOfficeのやり方だから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スタイルはLibreOfficeに共通した管理</text:p>
                <text:list>
                  <text:list-item>
                    <text:p text:style-name="P13">Calcの「条件付き書式」は書式ではなくスタイルを変更します</text:p>
                  </text:list-item>
                  <text:list-item>
                    <text:p text:style-name="P13">Impress/Drawでは図形も管理していて一貫した<text:line-break/>デザインの管理をします</text:p>
                  </text:list-item>
                  <text:list-item>
                    <text:p text:style-name="P13">役割は違いますが管理方法は共通しています</text:p>
                  </text:list-item>
                </text:list>
              </text:list-item>
              <text:list-item>
                <text:p text:style-name="P25">スタイルを理解していないと<text:span text:style-name="T11">LibreOffice</text:span><text:span text:style-name="T11">は</text:span><text:span text:style-name="T11"><text:line-break/></text:span><text:span text:style-name="T11">使えない</text:span>とも言えます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種類</text:p>
          </draw:text-box>
        </draw:frame>
        <draw:frame draw:style-name="standard" draw:layer="layout" svg:width="25.199cm" svg:height="13.648cm" svg:x="1.4cm" svg:y="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5">管理部分</text:span></text:p>
              </table:table-cell>
              <table:table-cell>
                <text:p text:style-name="P26"><text:span text:style-name="T16">Writer</text:span></text:p>
              </table:table-cell>
              <table:table-cell>
                <text:p text:style-name="P26"><text:span text:style-name="T16">Calc</text:span></text:p>
              </table:table-cell>
              <table:table-cell>
                <text:p text:style-name="P26"><text:span text:style-name="T16">Draw</text:span></text:p>
              </table:table-cell>
              <table:table-cell>
                <text:p text:style-name="P26"><text:span text:style-name="T16">Impress</text:span></text:p>
              </table:table-cell>
            </table:table-row>
            <table:table-row table:style-name="ro2" table:default-cell-style-name="ce4">
              <table:table-cell table:style-name="ce3">
                <text:p text:style-name="P27"><text:span text:style-name="T17">段落</text:span></text:p>
              </table:table-cell>
              <table:table-cell>
                <text:p text:style-name="P28"><text:span text:style-name="T17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7"><text:span text:style-name="T17">文字</text:span></text:p>
              </table:table-cell>
              <table:table-cell>
                <text:p text:style-name="P28"><text:span text:style-name="T17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7"><text:span text:style-name="T17">枠（図）</text:span></text:p>
              </table:table-cell>
              <table:table-cell>
                <text:p text:style-name="P28"><text:span text:style-name="T17">●</text:span></text:p>
              </table:table-cell>
              <table:table-cell/>
              <table:table-cell table:style-name="ce7">
                <text:p text:style-name="P29"><text:span text:style-name="T18">*1</text:span></text:p>
              </table:table-cell>
              <table:table-cell>
                <text:p text:style-name="P28"><text:span text:style-name="T17">*1</text:span></text:p>
              </table:table-cell>
            </table:table-row>
            <table:table-row table:style-name="ro2" table:default-cell-style-name="ce6">
              <table:table-cell table:style-name="ce5">
                <text:p text:style-name="P27"><text:span text:style-name="T17">ページ</text:span></text:p>
              </table:table-cell>
              <table:table-cell>
                <text:p text:style-name="P28"><text:span text:style-name="T17">●</text:span></text:p>
              </table:table-cell>
              <table:table-cell>
                <text:p text:style-name="P28"><text:span text:style-name="T17">●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7"><text:span text:style-name="T17">リスト</text:span></text:p>
              </table:table-cell>
              <table:table-cell>
                <text:p text:style-name="P28"><text:span text:style-name="T17">●</text:span></text:p>
              </table:table-cell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 text:style-name="P27"><text:span text:style-name="T17">表</text:span></text:p>
              </table:table-cell>
              <table:table-cell>
                <text:p text:style-name="P28"><text:span text:style-name="T17">　●</text:span><text:span text:style-name="T17">*2</text:span></text:p>
              </table:table-cell>
              <table:table-cell>
                <text:p text:style-name="P28"><text:span text:style-name="T17">*2</text:span></text:p>
              </table:table-cell>
              <table:table-cell/>
              <table:table-cell/>
            </table:table-row>
            <table:table-row table:style-name="ro2" table:default-cell-style-name="ce11">
              <table:table-cell table:style-name="ce10">
                <text:p text:style-name="P27"><text:span text:style-name="T17">セル</text:span></text:p>
              </table:table-cell>
              <table:table-cell/>
              <table:table-cell>
                <text:p text:style-name="P28"><text:span text:style-name="T17">●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27"><text:span text:style-name="T17">描画</text:span></text:p>
              </table:table-cell>
              <table:table-cell/>
              <table:table-cell/>
              <table:table-cell>
                <text:p text:style-name="P28"><text:span text:style-name="T17">●</text:span></text:p>
              </table:table-cell>
              <table:table-cell>
                <text:p text:style-name="P28"><text:span text:style-name="T17">●</text:span></text:p>
              </table:table-cell>
            </table:table-row>
            <table:table-row table:style-name="ro2" table:default-cell-style-name="ce9">
              <table:table-cell table:style-name="ce8">
                <text:p text:style-name="P27"><text:span text:style-name="T19">プレゼンテーション</text:span></text:p>
              </table:table-cell>
              <table:table-cell/>
              <table:table-cell/>
              <table:table-cell>
                <text:p text:style-name="P28"><text:span text:style-name="T17">●</text:span></text:p>
              </table:table-cell>
              <table:table-cell>
                <text:p text:style-name="P28"><text:span text:style-name="T17">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30" draw:layer="layout" svg:width="22.108cm" svg:height="3.209cm" svg:x="2.946cm" svg:y="19.03cm">
          <draw:text-box>
            <text:p><text:span text:style-name="T20">*1</text:span><text:span text:style-name="T20">：</text:span><text:span text:style-name="T20">Draw/Impress</text:span><text:span text:style-name="T20">は描画スタイルに枠スタイルが含まれる</text:span></text:p>
            <text:p><text:span text:style-name="T20">*2</text:span><text:span text:style-name="T20">：</text:span><text:span text:style-name="T20">Writer/Calc</text:span><text:span text:style-name="T20">の表はオートフォーマットとして提供（</text:span><text:span text:style-name="T20">5.3</text:span><text:span text:style-name="T20">より</text:span><text:span text:style-name="T20">Writer</text:span><text:span text:style-name="T20">はスタイル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スタイルを使うには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" presentation:presentation-page-layout-name="AL3T19">
        <office:forms form:automatic-focus="false" form:apply-design-mode="false"/>
        <draw:frame presentation:style-name="pr13" draw:layer="layout" svg:width="25.199cm" svg:height="3.505cm" svg:x="1.401cm" svg:y="8.895cm" presentation:class="title" presentation:user-transformed="true">
          <draw:text-box>
            <text:p>グループ化と継承を覚えよう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はグループに分けること</text:p>
          </draw:text-box>
        </draw:frame>
        <draw:g>
          <draw:frame draw:style-name="gr37" draw:text-style-name="P3" draw:layer="layout" svg:width="17.4cm" svg:height="11.899cm" svg:x="5.3cm" svg:y="9.1cm">
            <draw:image xlink:href="Pictures/10000201000002FE000002685B8DCEF1545AB98D.png" xlink:type="simple" xlink:show="embed" xlink:actuate="onLoad" loext:mime-type="image/png">
              <text:p/>
            </draw:image>
          </draw:frame>
          <draw:frame draw:style-name="gr38" draw:text-style-name="P31" draw:layer="layout" svg:width="2.051cm" svg:height="1.335cm" svg:x="12.7cm" svg:y="14.294cm">
            <draw:text-box>
              <text:p><text:span text:style-name="T3">本文</text:span></text:p>
            </draw:text-box>
          </draw:frame>
          <draw:frame draw:style-name="gr12" draw:text-style-name="P32" draw:layer="layout" svg:width="3.601cm" svg:height="1.335cm" svg:x="6.999cm" svg:y="11.794cm">
            <draw:text-box>
              <text:p><text:span text:style-name="T3">タイトル</text:span></text:p>
            </draw:text-box>
          </draw:frame>
          <draw:frame draw:style-name="gr39" draw:text-style-name="P32" draw:layer="layout" svg:width="2.826cm" svg:height="1.335cm" svg:x="11.074cm" svg:y="17.159cm">
            <draw:text-box>
              <text:p><text:span text:style-name="T3">記書き</text:span></text:p>
            </draw:text-box>
          </draw:frame>
          <draw:frame draw:style-name="gr12" draw:text-style-name="P32" draw:layer="layout" svg:width="3.601cm" svg:height="1.335cm" svg:x="15.699cm" svg:y="18.659cm">
            <draw:text-box>
              <text:p><text:span text:style-name="T3">箇条書き</text:span></text:p>
            </draw:text-box>
          </draw:frame>
          <draw:frame draw:style-name="gr40" draw:text-style-name="P32" draw:layer="layout" svg:width="2.051cm" svg:height="1.335cm" svg:x="5.849cm" svg:y="9.259cm">
            <draw:text-box>
              <text:p><text:span text:style-name="T3">宛先</text:span></text:p>
            </draw:text-box>
          </draw:frame>
          <draw:frame draw:style-name="gr39" draw:text-style-name="P32" draw:layer="layout" svg:width="2.826cm" svg:height="1.335cm" svg:x="14.474cm" svg:y="10.559cm">
            <draw:text-box>
              <text:p><text:span text:style-name="T3">差出人</text:span></text:p>
            </draw:text-box>
          </draw:frame>
          <draw:frame draw:style-name="gr40" draw:text-style-name="P32" draw:layer="layout" svg:width="2.051cm" svg:height="1.335cm" svg:x="16.6cm" svg:y="9.294cm">
            <draw:text-box>
              <text:p><text:span text:style-name="T3">日付</text:span></text:p>
            </draw:text-box>
          </draw:frame>
        </draw:g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スタイルの適用はグループに分けることと同じ</text:p>
                <text:list>
                  <text:list-header>
                    <text:p text:style-name="P12">→グループ（スタイル）に対して書式を設定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書式は継承される</text:p>
          </draw:text-box>
        </draw:frame>
        <draw:frame presentation:style-name="pr5" draw:layer="layout" svg:width="25.2cm" svg:height="7.231cm" svg:x="1.4cm" svg:y="5cm" presentation:class="outline" presentation:user-transformed="true">
          <draw:text-box>
            <text:list text:style-name="L2">
              <text:list-item>
                <text:p>段落スタイルは上流から下流へ継承される</text:p>
                <text:list>
                  <text:list-item>
                    <text:p text:style-name="P12">上流の書式は下流に引き継がれる</text:p>
                  </text:list-item>
                  <text:list-item>
                    <text:p text:style-name="P13">下流の書式は<text:span text:style-name="T21">上流には</text:span><text:span text:style-name="T11">影響しない</text:span></text:p>
                  </text:list-item>
                </text:list>
              </text:list-item>
              <text:list-item>
                <text:p><text:span text:style-name="T21">段落スタイルの標準スタイルは全書式に共通する</text:span><text:span text:style-name="T21"><text:line-break/></text:span><text:span text:style-name="T21">必要最低限の書式のみ変更</text:span></text:p>
              </text:list-item>
            </text:list>
          </draw:text-box>
        </draw:frame>
        <draw:frame draw:style-name="gr41" xml:id="id1" draw:id="id1" draw:layer="layout" svg:width="5.582cm" svg:height="1.432cm" svg:x="3.284cm" svg:y="13.165cm">
          <draw:text-box>
            <text:p>標準スタイル</text:p>
          </draw:text-box>
        </draw:frame>
        <draw:frame draw:style-name="gr42" xml:id="id2" draw:id="id2" draw:layer="layout" svg:width="3.042cm" svg:height="1.432cm" svg:x="7.165cm" svg:y="14.8cm">
          <draw:text-box>
            <text:p>見出し</text:p>
          </draw:text-box>
        </draw:frame>
        <draw:frame draw:style-name="gr43" xml:id="id4" draw:id="id4" draw:layer="layout" svg:width="3.889cm" svg:height="1.432cm" svg:x="10.211cm" svg:y="16.5cm">
          <draw:text-box>
            <text:p>見出し１</text:p>
          </draw:text-box>
        </draw:frame>
        <draw:frame draw:style-name="gr43" xml:id="id5" draw:id="id5" draw:layer="layout" svg:width="3.889cm" svg:height="1.432cm" svg:x="10.211cm" svg:y="18.1cm">
          <draw:text-box>
            <text:p>見出し２</text:p>
          </draw:text-box>
        </draw:frame>
        <draw:frame draw:style-name="gr44" xml:id="id3" draw:id="id3" draw:layer="layout" svg:width="2.195cm" svg:height="1.432cm" svg:x="7.065cm" svg:y="19.4cm">
          <draw:text-box>
            <text:p>本文</text:p>
          </draw:text-box>
        </draw:frame>
        <draw:connector draw:style-name="gr45" draw:text-style-name="P5" draw:layer="layout" svg:x1="6.075cm" svg:y1="14.597cm" svg:x2="7.165cm" svg:y2="15.516cm" draw:start-shape="id1" draw:start-glue-point="2" draw:end-shape="id2" draw:end-glue-point="3" svg:d="M6075 14597v919h1090" svg:viewBox="0 0 1091 920">
          <text:p/>
        </draw:connector>
        <draw:connector draw:style-name="gr45" draw:text-style-name="P5" draw:layer="layout" svg:x1="6.075cm" svg:y1="14.597cm" svg:x2="7.065cm" svg:y2="20.116cm" draw:start-shape="id1" draw:start-glue-point="2" draw:end-shape="id3" draw:end-glue-point="3" svg:d="M6075 14597v5519h990" svg:viewBox="0 0 991 5520">
          <text:p/>
        </draw:connector>
        <draw:connector draw:style-name="gr45" draw:text-style-name="P5" draw:layer="layout" svg:x1="8.686cm" svg:y1="16.232cm" svg:x2="10.211cm" svg:y2="17.216cm" draw:start-shape="id2" draw:start-glue-point="2" draw:end-shape="id4" svg:d="M8686 16232v984h1525" svg:viewBox="0 0 1526 985">
          <text:p/>
        </draw:connector>
        <draw:connector draw:style-name="gr45" draw:text-style-name="P5" draw:layer="layout" svg:x1="8.686cm" svg:y1="16.232cm" svg:x2="10.211cm" svg:y2="18.816cm" draw:start-shape="id2" draw:start-glue-point="2" draw:end-shape="id5" draw:end-glue-point="3" svg:d="M8686 16232v2584h1525" svg:viewBox="0 0 1526 2585">
          <text:p/>
        </draw:connector>
        <draw:frame draw:style-name="gr46" draw:text-style-name="P10" draw:layer="layout" svg:width="12.897cm" svg:height="2.419cm" svg:x="14.052cm" svg:y="16.8cm">
          <draw:text-box>
            <text:p>上流の「見出し」に設定した色が</text:p>
            <text:p>下流の見出し１，２にも設定される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スタイルで気をつけること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スタイルがなければ作る</text:p>
              </text:list-item>
              <text:list-item>
                <text:p text:style-name="P33">「標準スタイル」は残さない</text:p>
              </text:list-item>
              <text:list-item>
                <text:p text:style-name="P12">2回以上繰り返す書式はスタイルにする</text:p>
              </text:list-item>
              <text:list-item>
                <text:p text:style-name="P33">スタイルの役割を把握する</text:p>
                <text:list>
                  <text:list-item>
                    <text:p text:style-name="P34">文中の文字書式を変更するには文字スタイル</text:p>
                  </text:list-item>
                  <text:list-item>
                    <text:p text:style-name="P13">用紙設定を変更するにはページスタイル</text:p>
                  </text:list-item>
                  <text:list-item>
                    <text:p text:style-name="P13">表スタイルはオートフォーマットと同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" presentation:presentation-page-layout-name="AL3T19">
        <draw:frame presentation:style-name="pr8" draw:layer="layout" svg:width="25.199cm" svg:height="3.505cm" svg:x="1.401cm" svg:y="8.895cm" presentation:class="title">
          <draw:text-box>
            <text:p>では始めましょう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柔ゴシック Bold1" svg:font-family="'源柔ゴシック Bold'" style:font-pitch="variable"/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dff2d8" draw:marker-start-width="0.35cm" draw:marker-start-center="false" draw:marker-end-width="0.35cm" draw:marker-end-center="false" draw:fill="solid" draw:fill-color="#dff2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22pt" fo:font-style="normal" fo:text-shadow="none" style:text-underline-style="none" fo:font-weight="normal" style:letter-kerning="true" style:font-name-asian="源柔ゴシック Medium" style:font-family-asian="'源柔ゴシック Medium'" style:font-style-name-asian="標準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dff2d8" draw:marker-start-width="0.35cm" draw:marker-end-width="0.3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dff2d8" draw:fill="none" draw:fill-gradient-name="Gradient_20_2" draw:fill-hatch-name="Hatching_20_91" draw:fill-image-name="Bitmap_20_1"/>
      <style:text-properties fo:color="#ffffff" fo:font-weight="normal" style:font-weight-asian="normal"/>
    </style:style>
    <style:style style:name="title" style:family="graphic" style:parent-style-name="standard">
      <style:graphic-properties draw:stroke="none" draw:fill="none"/>
      <style:text-properties style:font-name="源柔ゴシック Bold" fo:font-family="'源柔ゴシック Bold'" style:font-style-name="太字" style:font-pitch="variable" fo:font-size="44pt" fo:font-weight="bold" style:font-name-asian="源柔ゴシック Bold" style:font-family-asian="'源柔ゴシック Bold'" style:font-style-name-asian="太字" style:font-pitch-asian="variable" style:font-size-asian="44pt" style:font-weight-asian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cm" svg:stroke-color="#dff2d8" draw:marker-start="Arrow" draw:marker-start-width="0.63cm" draw:marker-start-center="true" draw:marker-end-width="0.23cm" draw:fill="solid" draw:fill-color="#dff2d8"/>
    </style:style>
    <style:style style:name="objectwithshadow" style:family="graphic" style:parent-style-name="standard">
      <style:graphic-properties draw:fill="solid" draw:fill-color="#dff2d8" draw:shadow="visible" draw:shadow-offset-x="0.2cm" draw:shadow-offset-y="0.2cm" draw:shadow-color="#ecf0f1"/>
    </style:style>
    <style:style style:name="textbody" style:family="graphic" style:parent-style-name="standard">
      <style:graphic-properties draw:stroke="none" draw:fill="none"/>
      <style:text-properties style:font-name="源柔ゴシック Medium" fo:font-family="'源柔ゴシック Medium'" style:font-style-name="標準" style:font-pitch="variable" fo:font-size="22pt" fo:font-weight="normal" style:font-name-asian="源柔ゴシック Medium" style:font-family-asian="'源柔ゴシック Medium'" style:font-style-name-asian="標準" style:font-pitch-asian="variable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  <style:text-properties style:font-name="源柔ゴシック Normal" fo:font-family="'源柔ゴシック Normal'" style:font-style-name="Normal" style:font-pitch="variable" fo:font-weight="250" style:font-name-asian="源柔ゴシック Normal" style:font-family-asian="'源柔ゴシック Normal'" style:font-style-name-asian="Normal" style:font-pitch-asian="variable" style:font-weight-asian="25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源柔ゴシック Bold" fo:font-family="'源柔ゴシック Bold'" style:font-style-name="太字" style:font-pitch="variable" fo:font-size="24pt" fo:font-weight="bold" style:font-name-asian="源柔ゴシック Bold" style:font-family-asian="'源柔ゴシック Bold'" style:font-style-name-asian="太字" style:font-pitch-asian="variable" style:font-size-asian="24pt" style:font-weight-asian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源柔ゴシック Bold" fo:font-family="'源柔ゴシック Bold'" style:font-style-name="太字" style:font-pitch="variable" fo:font-size="36pt" fo:font-weight="bold" style:font-name-asian="源柔ゴシック Bold" style:font-family-asian="'源柔ゴシック Bold'" style:font-style-name-asian="太字" style:font-pitch-asian="variable" style:font-size-asian="36pt" style:font-weight-asian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normal" style:font-size-asian="18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/>
    </style:style>
    <style:style style:name="Color" style:family="graphic" style:parent-style-name="standard">
      <style:graphic-properties draw:stroke="none" svg:stroke-color="#dff2d8" draw:fill="solid" draw:fill-color="#dff2d8" fo:wrap-option="wrap"/>
      <style:paragraph-properties>
        <style:tab-stops/>
      </style:paragraph-properties>
    </style:style>
    <style:style style:name="Color1" style:family="graphic" style:parent-style-name="Color">
      <style:graphic-properties draw:fill="solid" draw:fill-color="#dff2d8"/>
      <style:text-properties fo:color="#7a6263"/>
    </style:style>
    <style:style style:name="Color2" style:family="graphic" style:parent-style-name="Color">
      <style:graphic-properties svg:stroke-color="#dff2d8" draw:fill="solid" draw:fill-color="#c6dea6"/>
      <style:text-properties fo:color="#7a6263"/>
    </style:style>
    <style:style style:name="Color3" style:family="graphic" style:parent-style-name="Color">
      <style:graphic-properties svg:stroke-color="#dff2d8" draw:fill="solid" draw:fill-color="#1abdc3"/>
    </style:style>
    <style:style style:name="Color4" style:family="graphic" style:parent-style-name="Color">
      <style:graphic-properties draw:fill="solid" draw:fill-color="#7a6263"/>
      <style:text-properties fo:color="#dff2d8"/>
    </style:style>
    <style:style style:name="Color5" style:family="graphic" style:parent-style-name="Color">
      <style:graphic-properties draw:fill="solid" draw:fill-color="#ced097"/>
    </style:style>
    <style:style style:name="本文Color1" style:family="graphic" style:parent-style-name="textbody">
      <style:graphic-properties svg:stroke-color="#dff2d8" draw:fill="none"/>
      <style:text-properties fo:color="#7a6263"/>
    </style:style>
    <style:style style:name="見出し枠" style:family="graphic" style:parent-style-name="headline">
      <style:graphic-properties svg:stroke-color="#dff2d8" draw:fill="none" draw:fill-gradient-name="Gradient_20_3" draw:fill-hatch-name="Hatching_20_91" draw:fill-image-name="Bitmap_20_1"/>
      <style:paragraph-properties>
        <style:tab-stops/>
      </style:paragraph-properties>
      <style:text-properties fo:color="#7a6263" style:text-underline-style="none" fo:font-weight="normal" fo:background-color="#f1c40f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1abdc3"/>
      <style:text-properties style:letter-kerning="true"/>
    </style:style>
    <style:style style:name="Default-backgroundobjects" style:family="presentation">
      <style:graphic-properties svg:stroke-color="#dff2d8" draw:fill="solid" draw:fill-color="#dff2d8"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none"/>
      <style:paragraph-properties fo:margin-left="0cm" fo:margin-right="0cm" fo:margin-top="0.533cm" fo:margin-bottom="0cm" fo:text-indent="0cm"/>
      <style:text-properties style:font-name="源柔ゴシック Medium" fo:font-family="'源柔ゴシック Medium'" style:font-style-name="標準" style:font-pitch="variable" fo:font-size="28pt" fo:font-weight="normal" style:font-name-asian="源柔ゴシック Medium" style:font-family-asian="'源柔ゴシック Medium'" style:font-style-name-asian="標準" style:font-pitch-asian="variable" style:font-size-asian="28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abdc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center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abdc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title">
      <style:graphic-properties draw:auto-grow-height="false" fo:min-height="2.63cm"/>
    </style:style>
    <style:style style:name="Mpr7" style:family="presentation" style:parent-style-name="Title-outline1">
      <style:graphic-properties fo:min-height="9.135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源柔ゴシック Heavy" fo:font-size="26pt" fo:font-weight="900" style:font-name-asian="源柔ゴシック Heavy" style:font-size-asian="26pt" style:font-weight-asian="900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2cm" svg:height="13cm" svg:x="1.4cm" svg:y="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6" draw:layer="backgroundobjects" svg:width="25.199cm" svg:height="3.505cm" svg:x="1.401cm" svg:y="8.895cm" presentation:class="title">
        <draw:text-box>
          <text:p>タイトルテキストの書式を編集するにはクリックします。</text:p>
        </draw:text-box>
      </draw:frame>
      <draw:frame presentation:style-name="Mpr7" draw:layer="backgroundobjects" svg:width="25.2cm" svg:height="5.5cm" svg:x="1.4cm" svg:y="13.1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1:10:01.718425004</meta:creation-date>
    <meta:editing-duration>P1DT11H3M8S</meta:editing-duration>
    <meta:editing-cycles>572</meta:editing-cycles>
    <meta:generator>LibreOffice/6.1.2.1$Linux_X86_64 LibreOffice_project/65905a128db06ba48db947242809d14d3f9a93fe</meta:generator>
    <dc:date>2018-10-24T09:40:13.630459587</dc:date>
    <meta:document-statistic meta:object-count="163"/>
  </office:meta>
</office:document-meta>
</file>